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5.973cm"/>
    </style:style>
    <style:style style:name="co3" style:family="table-column">
      <style:table-column-properties fo:break-before="auto" style:column-width="0.497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448cm"/>
    </style:style>
    <style:style style:name="co8" style:family="table-column">
      <style:table-column-properties fo:break-before="auto" style:column-width="3.413cm"/>
    </style:style>
    <style:style style:name="co9" style:family="table-column">
      <style:table-column-properties fo:break-before="auto" style:column-width="5.863cm"/>
    </style:style>
    <style:style style:name="co10" style:family="table-column">
      <style:table-column-properties fo:break-before="auto" style:column-width="5.7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otal-all-suites" table:style-name="ta1">
        <table:shapes>
          <draw:frame draw:z-index="0" draw:style-name="gr1" draw:text-style-name="P1" svg:width="15.999cm" svg:height="8.999cm" svg:x="13.889cm" svg:y="11.909cm">
            <draw:object draw:notify-on-update-of-ranges="'total-all-suites'.F18:'total-all-suites'.F20 'total-all-suites'.G17:'total-all-suites'.G17 'total-all-suites'.G18:'total-all-suites'.G20 'total-all-suites'.H17:'total-all-suites'.H17 'total-all-suites'.H18:'total-all-suites'.H20 'total-all-suites'.I17:'total-all-suites'.I17 'total-all-suites'.I18:'total-all-suites'.I20 'total-all-suites'.J17:'total-all-suites'.J17 'total-all-suites'.J18:'total-all-suites'.J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.878cm" svg:y="23.03cm">
            <draw:object draw:notify-on-update-of-ranges="'total-all-suites'.I18:'total-all-suites'.I20 'total-all-suites'.J18:'total-all-suites'.J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.999cm" svg:height="8.999cm" svg:x="20.289cm" svg:y="23.03cm">
            <draw:object draw:notify-on-update-of-ranges="'total-all-suites'.G18:'total-all-suites'.G20 'total-all-suites'.H18:'total-all-suites'.H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0-x0</text:p>
          </table:table-cell>
          <table:table-cell office:value-type="float" office:value="0" calcext:value-type="float">
            <text:p>0</text:p>
          </table:table-cell>
          <table:table-cell office:value-type="float" office:value="1042626776" calcext:value-type="float">
            <text:p>10426267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0-x1</text:p>
          </table:table-cell>
          <table:table-cell office:value-type="float" office:value="1" calcext:value-type="float">
            <text:p>1</text:p>
          </table:table-cell>
          <table:table-cell office:value-type="float" office:value="396659404" calcext:value-type="float">
            <text:p>396659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0-x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0-x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0-x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0-x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0-x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0-x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0-x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0-x9</text:p>
          </table:table-cell>
          <table:table-cell office:value-type="float" office:value="9" calcext:value-type="float">
            <text:p>9</text:p>
          </table:table-cell>
          <table:table-cell office:value-type="float" office:value="387614884" calcext:value-type="float">
            <text:p>3876148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42626776" calcext:value-type="float">
            <text:p>1042626776</text:p>
          </table:table-cell>
          <table:table-cell office:value-type="float" office:value="0" calcext:value-type="float">
            <text:p>0</text:p>
          </table:table-cell>
          <table:table-cell office:value-type="float" office:value="1042626724" calcext:value-type="float">
            <text:p>1042626724</text:p>
          </table:table-cell>
          <table:table-cell office:value-type="float" office:value="0" calcext:value-type="float">
            <text:p>0</text:p>
          </table:table-cell>
          <table:table-cell office:value-type="float" office:value="23983328" calcext:value-type="float">
            <text:p>23983328</text:p>
          </table:table-cell>
          <table:table-cell office:value-type="float" office:value="0" calcext:value-type="float">
            <text:p>0</text:p>
          </table:table-cell>
          <table:table-cell office:value-type="float" office:value="23983328" calcext:value-type="float">
            <text:p>23983328</text:p>
          </table:table-cell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96659404" calcext:value-type="float">
            <text:p>396659404</text:p>
          </table:table-cell>
          <table:table-cell office:value-type="float" office:value="1" calcext:value-type="float">
            <text:p>1</text:p>
          </table:table-cell>
          <table:table-cell office:value-type="float" office:value="222396064" calcext:value-type="float">
            <text:p>222396064</text:p>
          </table:table-cell>
          <table:table-cell office:value-type="float" office:value="1" calcext:value-type="float">
            <text:p>1</text:p>
          </table:table-cell>
          <table:table-cell office:value-type="float" office:value="16440608" calcext:value-type="float">
            <text:p>16440608</text:p>
          </table:table-cell>
          <table:table-cell office:value-type="float" office:value="1" calcext:value-type="float">
            <text:p>1</text:p>
          </table:table-cell>
          <table:table-cell office:value-type="float" office:value="6114676" calcext:value-type="float">
            <text:p>6114676</text:p>
          </table:table-cell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387614884" calcext:value-type="float">
            <text:p>387614884</text:p>
          </table:table-cell>
          <table:table-cell office:value-type="float" office:value="9" calcext:value-type="float">
            <text:p>9</text:p>
          </table:table-cell>
          <table:table-cell office:value-type="float" office:value="212242612" calcext:value-type="float">
            <text:p>212242612</text:p>
          </table:table-cell>
          <table:table-cell office:value-type="float" office:value="9" calcext:value-type="float">
            <text:p>9</text:p>
          </table:table-cell>
          <table:table-cell office:value-type="float" office:value="16185116" calcext:value-type="float">
            <text:p>16185116</text:p>
          </table:table-cell>
          <table:table-cell office:value-type="float" office:value="9" calcext:value-type="float">
            <text:p>9</text:p>
          </table:table-cell>
          <table:table-cell office:value-type="float" office:value="5758124" calcext:value-type="float">
            <text:p>5758124</text:p>
          </table:table-cell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5-x0</text:p>
          </table:table-cell>
          <table:table-cell office:value-type="float" office:value="0" calcext:value-type="float">
            <text:p>0</text:p>
          </table:table-cell>
          <table:table-cell office:value-type="float" office:value="1042626724" calcext:value-type="float">
            <text:p>10426267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5-x1</text:p>
          </table:table-cell>
          <table:table-cell office:value-type="float" office:value="1" calcext:value-type="float">
            <text:p>1</text:p>
          </table:table-cell>
          <table:table-cell office:value-type="float" office:value="222396064" calcext:value-type="float">
            <text:p>222396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5-x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5-x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pan text:style-name="T1">Paper XML </text:span>Pack 0</text:p>
          </table:table-cell>
          <table:table-cell office:value-type="string" calcext:value-type="string">
            <text:p><text:span text:style-name="T1">Paper XML </text:span>Pack 5 </text:p>
          </table:table-cell>
          <table:table-cell office:value-type="string" calcext:value-type="string">
            <text:p>XML XIOS mean all fields – Pack 0</text:p>
          </table:table-cell>
          <table:table-cell office:value-type="string" calcext:value-type="string">
            <text:p>XML XIOS mean all fields – Pack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5-x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1042626776" calcext:value-type="float">
            <text:p>1042626776</text:p>
          </table:table-cell>
          <table:table-cell office:value-type="float" office:value="1042626724" calcext:value-type="float">
            <text:p>1042626724</text:p>
          </table:table-cell>
          <table:table-cell table:number-columns-repeated="2" office:value-type="float" office:value="23983328" calcext:value-type="float">
            <text:p>23983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5-x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vel 1</text:p>
          </table:table-cell>
          <table:table-cell office:value-type="float" office:value="396659404" calcext:value-type="float">
            <text:p>396659404</text:p>
          </table:table-cell>
          <table:table-cell office:value-type="float" office:value="222396064" calcext:value-type="float">
            <text:p>222396064</text:p>
          </table:table-cell>
          <table:table-cell office:value-type="float" office:value="16440608" calcext:value-type="float">
            <text:p>16440608</text:p>
          </table:table-cell>
          <table:table-cell office:value-type="float" office:value="6114676" calcext:value-type="float">
            <text:p>61146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5-x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vel 9</text:p>
          </table:table-cell>
          <table:table-cell office:value-type="float" office:value="387614884" calcext:value-type="float">
            <text:p>387614884</text:p>
          </table:table-cell>
          <table:table-cell office:value-type="float" office:value="212242612" calcext:value-type="float">
            <text:p>212242612</text:p>
          </table:table-cell>
          <table:table-cell office:value-type="float" office:value="16185116" calcext:value-type="float">
            <text:p>16185116</text:p>
          </table:table-cell>
          <table:table-cell office:value-type="float" office:value="5758124" calcext:value-type="float">
            <text:p>5758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5-x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5-x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5-x9</text:p>
          </table:table-cell>
          <table:table-cell office:value-type="float" office:value="9" calcext:value-type="float">
            <text:p>9</text:p>
          </table:table-cell>
          <table:table-cell office:value-type="float" office:value="212242612" calcext:value-type="float">
            <text:p>2122426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start-paper-pack0-x0</text:p>
          </table:table-cell>
          <table:table-cell office:value-type="float" office:value="0" calcext:value-type="float">
            <text:p>0</text:p>
          </table:table-cell>
          <table:table-cell office:value-type="float" office:value="23983328" calcext:value-type="float">
            <text:p>239833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start-paper-pack0-x1</text:p>
          </table:table-cell>
          <table:table-cell office:value-type="float" office:value="1" calcext:value-type="float">
            <text:p>1</text:p>
          </table:table-cell>
          <table:table-cell office:value-type="float" office:value="16440608" calcext:value-type="float">
            <text:p>164406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start-paper-pack0-x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start-paper-pack0-x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start-paper-pack0-x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start-paper-pack0-x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start-paper-pack0-x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start-paper-pack0-x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start-paper-pack0-x8</text:p>
          </table:table-cell>
          <table:table-cell office:value-type="float" office:value="8" calcext:value-type="float">
            <text:p>8</text:p>
          </table:table-cell>
          <table:table-cell office:value-type="float" office:value="23983328" calcext:value-type="float">
            <text:p>239833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start-paper-pack0-x9</text:p>
          </table:table-cell>
          <table:table-cell office:value-type="float" office:value="9" calcext:value-type="float">
            <text:p>9</text:p>
          </table:table-cell>
          <table:table-cell office:value-type="float" office:value="16185116" calcext:value-type="float">
            <text:p>161851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start-paper-pack5-x0</text:p>
          </table:table-cell>
          <table:table-cell office:value-type="float" office:value="0" calcext:value-type="float">
            <text:p>0</text:p>
          </table:table-cell>
          <table:table-cell office:value-type="float" office:value="23983328" calcext:value-type="float">
            <text:p>239833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start-paper-pack5-x1</text:p>
          </table:table-cell>
          <table:table-cell office:value-type="float" office:value="1" calcext:value-type="float">
            <text:p>1</text:p>
          </table:table-cell>
          <table:table-cell office:value-type="float" office:value="6114676" calcext:value-type="float">
            <text:p>61146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start-paper-pack5-x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start-paper-pack5-x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start-paper-pack5-x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start-paper-pack5-x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start-paper-pack5-x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start-paper-pack5-x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start-paper-pack5-x8</text:p>
          </table:table-cell>
          <table:table-cell office:value-type="float" office:value="8" calcext:value-type="float">
            <text:p>8</text:p>
          </table:table-cell>
          <table:table-cell office:value-type="float" office:value="12915776" calcext:value-type="float">
            <text:p>129157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start-paper-pack5-x9</text:p>
          </table:table-cell>
          <table:table-cell office:value-type="float" office:value="9" calcext:value-type="float">
            <text:p>9</text:p>
          </table:table-cell>
          <table:table-cell office:value-type="float" office:value="5758124" calcext:value-type="float">
            <text:p>57581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/00/0000</text:date>, <text:time style:data-style-name="N2" text:time-value="21:55:43.3218819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05T21:57:49.591970954</dc:date>
    <meta:editing-duration>PT14H29M12S</meta:editing-duration>
    <meta:editing-cycles>3</meta:editing-cycles>
    <meta:generator>LibreOffice/6.4.7.2$Linux_X86_64 LibreOffice_project/40$Build-2</meta:generator>
    <meta:document-statistic meta:table-count="1" meta:cell-count="215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07cm" svg:y="0.316cm" chart:style-name="ch2">
          <text:p>Compression</text:p>
        </chart:title>
        <chart:subtitle svg:x="7.255cm" svg:y="1.275cm" chart:style-name="ch3">
          <text:p>Storage</text:p>
        </chart:subtitle>
        <chart:legend chart:legend-position="end" svg:x="10.959cm" svg:y="3.057cm" style:legend-expansion="high" chart:style-name="ch4"/>
        <chart:plot-area chart:style-name="ch5" table:cell-range-address="'total-all-suites'.F17:'total-all-suites'.J20" chart:data-source-has-labels="both" svg:x="1.331cm" svg:y="2.138cm" svg:width="9.308cm" svg:height="5.701cm">
          <chartooo:coordinate-region svg:x="3.394cm" svg:y="2.337cm" svg:width="7.205cm" svg:height="4.855cm"/>
          <chart:axis chart:dimension="x" chart:name="primary-x" chart:style-name="ch6" chartooo:axis-type="auto">
            <chartooo:date-scale/>
            <chart:title svg:x="4.525cm" svg:y="8.019cm" chart:style-name="ch7">
              <text:p>Compression Level</text:p>
            </chart:title>
            <chart:categories table:cell-range-address="'total-all-suites'.F18:'total-all-suites'.F20"/>
          </chart:axis>
          <chart:axis chart:dimension="y" chart:name="primary-y" chart:style-name="ch8">
            <chart:title svg:x="0.451cm" svg:y="5.363cm" chart:style-name="ch9">
              <text:p>Size</text:p>
            </chart:title>
            <chart:grid chart:style-name="ch10" chart:class="major"/>
          </chart:axis>
          <chart:series chart:style-name="ch11" chart:values-cell-range-address="'total-all-suites'.G18:'total-all-suites'.G20" chart:label-cell-address="'total-all-suites'.G17:'total-all-suites'.G17" chart:class="chart:bar">
            <chart:data-point chart:repeated="3"/>
          </chart:series>
          <chart:series chart:style-name="ch12" chart:values-cell-range-address="'total-all-suites'.H18:'total-all-suites'.H20" chart:label-cell-address="'total-all-suites'.H17:'total-all-suites'.H17" chart:class="chart:bar">
            <chart:data-point chart:repeated="3"/>
          </chart:series>
          <chart:series chart:style-name="ch13" chart:values-cell-range-address="'total-all-suites'.I18:'total-all-suites'.I20" chart:label-cell-address="'total-all-suites'.I17:'total-all-suites'.I17" chart:class="chart:bar">
            <chart:data-point chart:repeated="3"/>
          </chart:series>
          <chart:series chart:style-name="ch14" chart:values-cell-range-address="'total-all-suites'.J18:'total-all-suites'.J20" chart:label-cell-address="'total-all-suites'.J17:'total-all-suites'.J17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per XML Pack 0</text:p>
                <draw:g>
                  <svg:desc>'total-all-suites'.G17:'total-all-suites'.G17</svg:desc>
                </draw:g>
              </table:table-cell>
              <table:table-cell office:value-type="string">
                <text:p>Paper XML Pack 5 </text:p>
                <draw:g>
                  <svg:desc>'total-all-suites'.H17:'total-all-suites'.H17</svg:desc>
                </draw:g>
              </table:table-cell>
              <table:table-cell office:value-type="string">
                <text:p>XML XIOS mean all fields – Pack 0</text:p>
                <draw:g>
                  <svg:desc>'total-all-suites'.I17:'total-all-suites'.I17</svg:desc>
                </draw:g>
              </table:table-cell>
              <table:table-cell office:value-type="string">
                <text:p>XML XIOS mean all fields – Pack 5</text:p>
                <draw:g>
                  <svg:desc>'total-all-suites'.J17:'total-all-suites'.J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evel 0</text:p>
                <draw:g>
                  <svg:desc>'total-all-suites'.F18:'total-all-suites'.F20</svg:desc>
                </draw:g>
              </table:table-cell>
              <table:table-cell office:value-type="float" office:value="1042626776">
                <text:p>1042626776</text:p>
                <draw:g>
                  <svg:desc>'total-all-suites'.G18:'total-all-suites'.G20</svg:desc>
                </draw:g>
              </table:table-cell>
              <table:table-cell office:value-type="float" office:value="1042626724">
                <text:p>1042626724</text:p>
                <draw:g>
                  <svg:desc>'total-all-suites'.H18:'total-all-suites'.H20</svg:desc>
                </draw:g>
              </table:table-cell>
              <table:table-cell office:value-type="float" office:value="23983328">
                <text:p>23983328</text:p>
                <draw:g>
                  <svg:desc>'total-all-suites'.I18:'total-all-suites'.I20</svg:desc>
                </draw:g>
              </table:table-cell>
              <table:table-cell office:value-type="float" office:value="23983328">
                <text:p>23983328</text:p>
                <draw:g>
                  <svg:desc>'total-all-suites'.J18:'total-all-suites'.J20</svg:desc>
                </draw:g>
              </table:table-cell>
            </table:table-row>
            <table:table-row>
              <table:table-cell office:value-type="string">
                <text:p>Level 1</text:p>
              </table:table-cell>
              <table:table-cell office:value-type="float" office:value="396659404">
                <text:p>396659404</text:p>
              </table:table-cell>
              <table:table-cell office:value-type="float" office:value="222396064">
                <text:p>222396064</text:p>
              </table:table-cell>
              <table:table-cell office:value-type="float" office:value="16440608">
                <text:p>16440608</text:p>
              </table:table-cell>
              <table:table-cell office:value-type="float" office:value="6114676">
                <text:p>6114676</text:p>
              </table:table-cell>
            </table:table-row>
            <table:table-row>
              <table:table-cell office:value-type="string">
                <text:p>Level 9</text:p>
              </table:table-cell>
              <table:table-cell office:value-type="float" office:value="387614884">
                <text:p>387614884</text:p>
              </table:table-cell>
              <table:table-cell office:value-type="float" office:value="212242612">
                <text:p>212242612</text:p>
              </table:table-cell>
              <table:table-cell office:value-type="float" office:value="16185116">
                <text:p>16185116</text:p>
              </table:table-cell>
              <table:table-cell office:value-type="float" office:value="5758124">
                <text:p>57581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1cm" svg:y="3.952cm" style:legend-expansion="high" chart:style-name="ch2"/>
        <chart:plot-area chart:style-name="ch3" table:cell-range-address="'total-all-suites'.G18:'total-all-suites'.H20" svg:x="0.32cm" svg:y="0.18cm" svg:width="13.07cm" svg:height="8.64cm">
          <chartooo:coordinate-region svg:x="2.423cm" svg:y="0.379cm" svg:width="10.96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otal-all-suites'.G18:'total-all-suites'.G20" chart:class="chart:bar">
            <chart:data-point chart:repeated="3"/>
          </chart:series>
          <chart:series chart:style-name="ch8" chart:values-cell-range-address="'total-all-suites'.H18:'total-all-suites'.H20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42626776">
                <text:p>1042626776</text:p>
                <draw:g>
                  <svg:desc>'total-all-suites'.G18:'total-all-suites'.G20</svg:desc>
                </draw:g>
              </table:table-cell>
              <table:table-cell office:value-type="float" office:value="1042626724">
                <text:p>1042626724</text:p>
                <draw:g>
                  <svg:desc>'total-all-suites'.H18:'total-all-suites'.H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6659404">
                <text:p>396659404</text:p>
              </table:table-cell>
              <table:table-cell office:value-type="float" office:value="222396064">
                <text:p>2223960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7614884">
                <text:p>387614884</text:p>
              </table:table-cell>
              <table:table-cell office:value-type="float" office:value="212242612">
                <text:p>2122426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9cm" svg:y="3.952cm" style:legend-expansion="high" chart:style-name="ch2"/>
        <chart:plot-area chart:style-name="ch3" table:cell-range-address="'total-all-suites'.I18:'total-all-suites'.J20" svg:x="0.32cm" svg:y="0.18cm" svg:width="13.15cm" svg:height="8.64cm">
          <chartooo:coordinate-region svg:x="2.053cm" svg:y="0.379cm" svg:width="11.41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otal-all-suites'.I18:'total-all-suites'.I20" chart:class="chart:bar">
            <chart:data-point chart:repeated="3"/>
          </chart:series>
          <chart:series chart:style-name="ch8" chart:values-cell-range-address="'total-all-suites'.J18:'total-all-suites'.J20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983328">
                <text:p>23983328</text:p>
                <draw:g>
                  <svg:desc>'total-all-suites'.I18:'total-all-suites'.I20</svg:desc>
                </draw:g>
              </table:table-cell>
              <table:table-cell office:value-type="float" office:value="23983328">
                <text:p>23983328</text:p>
                <draw:g>
                  <svg:desc>'total-all-suites'.J18:'total-all-suites'.J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440608">
                <text:p>16440608</text:p>
              </table:table-cell>
              <table:table-cell office:value-type="float" office:value="6114676">
                <text:p>61146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185116">
                <text:p>16185116</text:p>
              </table:table-cell>
              <table:table-cell office:value-type="float" office:value="5758124">
                <text:p>57581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